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 Mono" svg:font-family="'Ubuntu Mono'"/>
    <style:font-face style:name="Ubuntu Mono1" svg:font-family="'Ubuntu Mono'" style:font-family-generic="modern" style:font-pitch="fixed"/>
  </office:font-face-decls>
  <office:automatic-styles>
    <style:style style:name="P1" style:family="paragraph" style:parent-style-name="Standard">
      <style:text-properties officeooo:rsid="001179f4" officeooo:paragraph-rsid="001179f4"/>
    </style:style>
    <style:style style:name="P2" style:family="paragraph" style:parent-style-name="Standard">
      <style:text-properties style:font-name="Ubuntu Mono1" officeooo:rsid="001179f4" officeooo:paragraph-rsid="001179f4"/>
    </style:style>
    <style:style style:name="T1" style:family="text">
      <style:text-properties style:font-name-asian="Ubuntu Mono" style:font-name-complex="Ubuntu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ion Ex1</text:p>
      <text:p text:style-name="P2">Algorithme Ex1</text:p>
      <text:p text:style-name="P2">Début</text:p>
      <text:p text:style-name="P2"><text:s text:c="2"/>Répéter</text:p>
      <text:p text:style-name="P2"><text:s text:c="4"/>Écrire("Taille du tableau ? ") ; Lire(n)</text:p>
      <text:p text:style-name="P2"><text:s text:c="2"/>Jusqu'à (50 ≥ n &gt; 0)</text:p>
      <text:p text:style-name="P2"/>
      <text:p text:style-name="P2"><text:s text:c="2"/>Pour i de 0 à n-1 Faire</text:p>
      <text:p text:style-name="P2"><text:s text:c="4"/>Répéter</text:p>
      <text:p text:style-name="P2"><text:s text:c="6"/>Écrire("T1[", i, "] ? ") ; Lire(T1[i])</text:p>
      <text:p text:style-name="P2"><text:s text:c="4"/>Jusqu'à (T1[i] <text:span text:style-name="T1">≠ "") et (Long(T1[i]) ≤ 7)</text:span></text:p>
      <text:p text:style-name="P2"><text:span text:style-name="T1"><text:s text:c="2"/>Fin Pour</text:span></text:p>
      <text:p text:style-name="P2"><text:span text:style-name="T1"/></text:p>
      <text:p text:style-name="P2"><text:span text:style-name="T1"><text:s text:c="2"/>Pour i de 0 à n-1 Faire</text:span></text:p>
      <text:p text:style-name="P2"><text:span text:style-name="T1"><text:s text:c="4"/>s ← 0</text:span></text:p>
      <text:p text:style-name="P2"><text:span text:style-name="T1"><text:s text:c="4"/>ch ← T1[i]</text:span></text:p>
      <text:p text:style-name="P2"><text:span text:style-name="T1"><text:s text:c="4"/>Pour j de 0 à Long(ch) – 1 Faire</text:span></text:p>
      <text:p text:style-name="P2"><text:span text:style-name="T1"><text:s text:c="6"/>s ← s + Valeur(ch[j])</text:span></text:p>
      <text:p text:style-name="P2"><text:span text:style-name="T1"><text:s text:c="4"/>Fin Pour</text:span></text:p>
      <text:p text:style-name="P2"><text:span text:style-name="T1"><text:s text:c="4"/>T2[i] ← s</text:span></text:p>
      <text:p text:style-name="P2"><text:span text:style-name="T1"><text:s text:c="2"/>Fin Pour</text:span></text:p>
      <text:p text:style-name="P2"><text:span text:style-name="T1"/></text:p>
      <text:p text:style-name="P2"><text:span text:style-name="T1"><text:s text:c="2"/>Pour i de 0 à n-1 Faire</text:span></text:p>
      <text:p text:style-name="P2"><text:span text:style-name="T1"><text:s text:c="4"/>Écrire(T2[i])</text:span></text:p>
      <text:p text:style-name="P2"><text:span text:style-name="T1"><text:s text:c="2"/>Fin Pour</text:span></text:p>
      <text:p text:style-name="P2"><text:span text:style-name="T1">Fin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 Mono" svg:font-family="'Ubuntu Mono'"/>
    <style:font-face style:name="Ubuntu Mono1" svg:font-family="'Ubuntu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05:46:35.002000000</meta:creation-date>
    <dc:date>2025-02-17T05:55:24.341000000</dc:date>
    <meta:editing-duration>PT8M50S</meta:editing-duration>
    <meta:editing-cycles>1</meta:editing-cycles>
    <meta:document-statistic meta:table-count="0" meta:image-count="0" meta:object-count="0" meta:page-count="1" meta:paragraph-count="23" meta:word-count="88" meta:character-count="444" meta:non-whitespace-character-count="314"/>
    <meta:generator>LibreOffice/24.8.4.2$Windows_X86_64 LibreOffice_project/bb3cfa12c7b1bf994ecc5649a80400d06cd71002</meta:generator>
  </office:meta>
</office:document-meta>
</file>